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list-style-name="L1">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pitulo 2: Consideraciones en la organizacion de el manerjo de riesgo</text:p>
      <text:p text:style-name="P4">El exito de una HMO depende enteramente de que sus socios y todos los involucrados en la administración trabajen como un equipo además de que dado el mercado cambiante es necesario que las FFS se ajusten a un mercado que pasa de la parte de cuota-por-servicio a prepago. Ya que una FFS que genera ganancias para un grupo medico podría resultar un gasto para una HMO.</text:p>
      <text:p text:style-name="P4"/>
      <text:p text:style-name="P1">Debemos destacar que la gran ventaja que tienen las HMO es que permite a las FFS/PPD dar servicios médicos en el modo mas económico posible, mientras mantengan una elevada calidad de los servicios. Esto conlleva a que las FFS/PPD tienen la oportunidad y obligación de de hacer cambios en el modo en que prestan sus servicios sin las restricciones de las el seguro por reembolso ni presión de terceros.</text:p>
      <text:p text:style-name="P1"/>
      <text:p text:style-name="P1">A pesar de estas medidas algunos grupos han tenido problemas en la practicad del prepago, principalmente en determinadas especialidades. Esto ocurre porque en pago-por-servicio es más común canalizar a un paciente con un especialista ni los pacientes pueden acudir directamente con ellos. Tal es el caso de obstetras, dermatólogos y otorrinolaringólogos. Es por esto que es necesario aquellos que incursionan en el PPD cambien y comprendan los patrones del mercado.</text:p>
      <text:p text:style-name="P1"/>
      <text:p text:style-name="P3">Capitulo 3: Desarrollo de supuestos para los servicios de salud</text:p>
      <text:p text:style-name="P1"/>
      <text:p text:style-name="P1">Un análisis detallado de los costos proyectados de los servicios PPD es una parte vital para analizar la factibilidad de un proyecto de una HMO y su impacto en el grupo FFS/PPD que se afilia.</text:p>
      <text:p text:style-name="P1"/>
      <text:p text:style-name="P1">Las FFS/PPD debe de estar en la capacidad de garantizar que puede dar el servicio prepagado en los términos de la HMO. Esto requiere de una evaluación por parte de un especialista financiero.</text:p>
      <text:p text:style-name="P1"/>
      <text:p text:style-name="P1">Existen muchas fuentes y métodos para desarrollar estimados de costos para servicios médicos para un sistema pre-pagado de una FFS, se ha hecho el énfasis en analizar el patrón FFS/PPD en la practica, si los datos necesarios están disponibles. Esta clase de análisis hará hincapié en todas las áreas de varianza de los patrones requeridos para operar un sistema efectivo de pre-pago</text:p>
      <text:p text:style-name="P1"/>
      <text:p text:style-name="P5">Metodo de Fee-For-Service (pago-por-servicio):</text:p>
      <text:p text:style-name="P1">Proyecta el costo de los servicios pre-pagados que maneja el grupo médico basando en los cargos FFS equivalentes.</text:p>
      <text:p text:style-name="P1"/>
      <text:p text:style-name="P5">Método del costo:</text:p>
      <text:p text:style-name="P6">Este método aproxima las proyecciones analizando la demanda de los servicios de pre-<text:soft-page-break/>pago por cada mil usuarios y convirtiéndolos en el tiempo efectivo equivalente que toma a los médicos en si, o los laboratorios, u otros estudios y personal.</text:p>
      <text:p text:style-name="P6">Así obtenemos la demanda del personal que sumado con el costo promedio por medico nos determina el costo de los servicios medicos.</text:p>
      <text:p text:style-name="P6"/>
      <text:p text:style-name="P1">En el método FFS intervienen varias variables PPD y el modo en que estas son hechas equivalentes a algún costo FFS esta a sujeta al método del costo.</text:p>
      <text:p text:style-name="P1"/>
      <text:p text:style-name="P1">Aun así hay un numero de factores que afectaran el costo de los servicios de salud en el futuro que deben ser considerados para proyectar los costos operativos para lsa FFS/PPD y las HMO. Estos factores incluyen , pero no se limitan a:</text:p>
      <text:list xml:id="list1464647956" text:style-name="L1">
        <text:list-item>
          <text:p text:style-name="P2">Cambios en la tecnología medica</text:p>
        </text:list-item>
        <text:list-item>
          <text:p text:style-name="P2">Identificación de tendencias en la utilización de determinados servicios médicos</text:p>
        </text:list-item>
        <text:list-item>
          <text:p text:style-name="P2">la demografía cambian te los grupos filiales y de la HMO en si</text:p>
        </text:list-item>
        <text:list-item>
          <text:p text:style-name="P2">El agregar staff especializado a la FFS/PPD y una subsecuente reducción en canalizarlos a algún externo</text:p>
        </text:list-item>
        <text:list-item>
          <text:p text:style-name="P2">Cambios mayores en los planes de beneficio, algunos de los cuales pueden cambiar los patrones de uso.</text:p>
        </text:list-item>
      </text:list>
      <text:p text:style-name="P1">Los costos resultantes son usados para determinar los grupos médicos de capitalización, para proyectar los gastos de los planes pre-pagados y para desarrollar las tasas de las prim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7T16:59:29</meta:creation-date>
    <dc:date>2009-09-07T17:58:57</dc:date>
    <meta:editing-duration>PT00H28M07S</meta:editing-duration>
    <meta:editing-cycles>3</meta:editing-cycles>
    <meta:generator>OpenOffice.org/3.1$Linux OpenOffice.org_project/310m19$Build-9420</meta:generator>
    <meta:document-statistic meta:table-count="0" meta:image-count="0" meta:object-count="0" meta:page-count="2" meta:paragraph-count="21" meta:word-count="607" meta:character-count="3625"/>
  </office:meta>
</office:document-meta>
</file>